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language="en" fo:country="US" fo:font-style="italic" fo:font-weight="normal" style:font-style-asian="italic" style:font-weight-asian="normal" style:font-style-complex="italic" style:font-weight-complex="normal"/>
    </style:style>
    <style:style style:name="P8" style:family="paragraph" style:parent-style-name="Standard">
      <style:text-properties fo:language="en" fo:country="US" fo:font-style="italic" style:font-style-asian="italic" style:font-style-complex="italic"/>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1" style:family="paragraph" style:parent-style-name="Text_20_body">
      <style:text-properties fo:color="#000000" style:font-name="Cambria" fo:language="en" fo:country="US" fo:font-style="normal" style:font-style-asian="normal" style:font-style-complex="normal"/>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19"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20"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21"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22"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23" style:family="paragraph" style:parent-style-name="Heading">
      <style:paragraph-properties fo:line-height="0.499cm" fo:text-align="center" style:justify-single-word="false"/>
      <style:text-properties fo:color="#000000" style:font-name="Cambria" fo:language="en" fo:country="US"/>
    </style:style>
    <style:style style:name="P24" style:family="paragraph" style:parent-style-name="Standard" style:list-style-name="L1">
      <style:text-properties fo:color="#000000" style:font-name="Cambria" fo:font-size="12pt" fo:language="en" fo:country="US" fo:font-style="normal" style:font-size-asian="12pt" style:font-style-asian="normal" style:font-size-complex="12pt" style:font-style-complex="normal"/>
    </style:style>
    <style:style style:name="P25" style:family="paragraph" style:parent-style-name="Standard" style:list-style-name="L3">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26" style:family="paragraph" style:parent-style-name="Standard" style:list-style-name="L2">
      <style:text-properties fo:language="en" fo:country="US"/>
    </style:style>
    <style:style style:name="P27" style:family="paragraph" style:parent-style-name="Standard" style:list-style-name="L2">
      <style:text-properties fo:language="en" fo:country="US" fo:font-style="normal" style:font-style-asian="normal" style:font-style-complex="normal"/>
    </style:style>
    <style:style style:name="P28"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29" style:family="paragraph" style:parent-style-name="Standard" style:list-style-name="L3">
      <style:text-properties fo:language="en" fo:country="US"/>
    </style:style>
    <style:style style:name="P30" style:family="paragraph" style:parent-style-name="Standard" style:list-style-name="L3"/>
    <style:style style:name="P31" style:family="paragraph" style:parent-style-name="Text_20_body" style:list-style-name="L4"/>
    <style:style style:name="P32" style:family="paragraph" style:parent-style-name="Text_20_body" style:list-style-name="L5">
      <style:text-properties fo:font-size="12pt" fo:language="en" fo:country="US" style:font-size-asian="12pt" style:font-size-complex="12pt"/>
    </style:style>
    <style:style style:name="P33" style:family="paragraph" style:parent-style-name="Text_20_body" style:list-style-name="L6">
      <style:text-properties fo:font-size="12pt" fo:language="en" fo:country="US" style:font-size-asian="12pt" style:font-size-complex="12pt"/>
    </style:style>
    <style:style style:name="P34" style:family="paragraph" style:parent-style-name="Text_20_body" style:list-style-name="L6">
      <style:text-properties fo:font-size="12pt" fo:language="en" fo:country="US" fo:font-style="normal" style:font-size-asian="12pt" style:font-style-asian="normal" style:font-size-complex="12pt" style:font-style-complex="normal"/>
    </style:style>
    <style:style style:name="P35" style:family="paragraph" style:parent-style-name="Text_20_body" style:list-style-name="L6">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36" style:family="paragraph" style:parent-style-name="Text_20_body" style:list-style-name="L6">
      <style:text-properties fo:font-size="12pt" fo:language="en" fo:country="US" fo:font-style="italic" style:font-size-asian="12pt" style:font-style-asian="italic" style:font-size-complex="12pt" style:font-style-complex="italic"/>
    </style:style>
    <style:style style:name="P37" style:family="paragraph" style:parent-style-name="Text_20_body" style:list-style-name="L6">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38" style:family="paragraph" style:parent-style-name="Text_20_body" style:list-style-name="L7"/>
    <style:style style:name="P39" style:family="paragraph" style:parent-style-name="Text_20_body" style:list-style-name="L7">
      <style:text-properties fo:language="en" fo:country="US" fo:font-style="italic" fo:font-weight="normal" style:font-style-asian="italic" style:font-weight-asian="normal" style:font-style-complex="italic" style:font-weight-complex="normal"/>
    </style:style>
    <style:style style:name="P40" style:family="paragraph" style:parent-style-name="Text_20_body" style:list-style-name="L7">
      <style:text-properties fo:language="en" fo:country="US" fo:font-style="normal" fo:font-weight="normal" style:font-style-asian="normal" style:font-weight-asian="normal" style:font-style-complex="normal" style:font-weight-complex="normal"/>
    </style:style>
    <style:style style:name="P41" style:family="paragraph" style:parent-style-name="Text_20_body" style:list-style-name="L7">
      <style:text-properties fo:font-style="normal" style:font-style-asian="normal" style:font-style-complex="normal"/>
    </style:style>
    <style:style style:name="P42" style:family="paragraph" style:parent-style-name="Text_20_body">
      <style:text-properties fo:font-weight="normal" style:font-weight-asian="normal" style:font-weight-complex="normal"/>
    </style:style>
    <style:style style:name="P43" style:family="paragraph" style:parent-style-name="Text_20_body" style:list-style-name="L7">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44" style:family="paragraph" style:parent-style-name="Text_20_body" style:list-style-name="L7">
      <style:paragraph-properties fo:margin-left="0cm" fo:margin-right="0cm" fo:text-indent="-0.635cm" style:auto-text-indent="false"/>
      <style:text-properties fo:color="#000000" style:font-name="Menlo-Regular" fo:font-size="8pt" fo:language="en" fo:country="US" fo:font-style="italic" fo:font-weight="normal" style:font-name-asian="Menlo-Regular" style:font-size-asian="8pt" style:font-style-asian="italic" style:font-weight-asian="normal" style:font-name-complex="Menlo-Regular" style:font-size-complex="8pt" style:font-style-complex="italic" style:font-weight-complex="normal"/>
    </style:style>
    <style:style style:name="P45"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46" style:family="paragraph" style:parent-style-name="Text_20_body" style:list-style-name="L6">
      <style:paragraph-properties fo:margin-left="2.501cm" fo:margin-right="0cm" fo:text-indent="-0.635cm" style:auto-text-indent="false"/>
      <style:text-properties fo:font-size="12pt" fo:language="en" fo:country="US" style:font-size-asian="12pt" style:font-size-complex="12pt"/>
    </style:style>
    <style:style style:name="P47" style:family="paragraph" style:parent-style-name="Text_20_body">
      <style:paragraph-properties fo:margin-top="0.423cm" fo:margin-bottom="0.212cm"/>
    </style:style>
    <style:style style:name="P48" style:family="paragraph" style:parent-style-name="Text_20_body">
      <style:paragraph-properties fo:margin-left="0cm" fo:margin-right="0cm" fo:text-indent="0cm" style:auto-text-indent="false"/>
      <style:text-properties fo:font-size="12pt" fo:language="en" fo:country="US" style:font-size-asian="12pt" style:font-size-complex="12pt"/>
    </style:style>
    <style:style style:name="P49" style:family="paragraph" style:parent-style-name="Heading_20_2">
      <style:paragraph-properties fo:text-align="justify" style:justify-single-word="false"/>
      <style:text-properties fo:color="#000000" style:font-name="Cambria" fo:language="en" fo:country="US"/>
    </style:style>
    <style:style style:name="P50" style:family="paragraph" style:parent-style-name="Heading_20_2">
      <style:text-properties fo:color="#000000" style:font-name="Cambria" fo:language="en" fo:country="US" fo:font-style="italic" style:font-style-asian="italic" style:font-style-complex="italic"/>
    </style:style>
    <style:style style:name="P51" style:family="paragraph" style:parent-style-name="Heading_20_2">
      <style:text-properties fo:language="en" fo:country="US" fo:font-style="normal" fo:font-weight="bold" style:font-style-asian="normal" style:font-weight-asian="bold" style:font-style-complex="normal" style:font-weight-complex="bold"/>
    </style:style>
    <style:style style:name="P52" style:family="paragraph" style:parent-style-name="Heading_20_2">
      <style:paragraph-properties fo:margin-top="0.423cm" fo:margin-bottom="0.212cm" fo:keep-with-next="alway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color="#000000" style:font-name="Cambria"/>
    </style:style>
    <style:style style:name="T2" style:family="text">
      <style:text-properties fo:color="#000000" style:font-name="Cambria" fo:font-weight="bold" style:font-weight-asian="bold" style:font-weight-complex="bold"/>
    </style:style>
    <style:style style:name="T3" style:family="text">
      <style:text-properties fo:color="#000000" style:font-name="Cambria" fo:font-style="normal" style:font-style-asian="normal" style:font-style-complex="normal"/>
    </style:style>
    <style:style style:name="T4" style:family="text">
      <style:text-properties fo:color="#000000" style:font-name="Cambria" fo:font-style="normal" fo:font-weight="bold" style:font-style-asian="normal" style:font-weight-asian="bold" style:font-style-complex="normal" style:font-weight-complex="bold"/>
    </style:style>
    <style:style style:name="T5" style:family="text">
      <style:text-properties fo:color="#000000" style:font-name="Cambria" fo:language="en" fo:country="US" fo:font-style="italic" style:font-style-asian="italic" style:font-style-complex="italic"/>
    </style:style>
    <style:style style:name="T6" style:family="text">
      <style:text-properties fo:color="#000000" style:font-name="Menlo-Regular" fo:font-size="10pt" style:font-name-asian="Menlo-Regular" style:font-size-asian="10pt" style:font-name-complex="Menlo-Regular" style:font-size-complex="10pt"/>
    </style:style>
    <style:style style:name="T7" style:family="text">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T8" style:family="text">
      <style:text-properties fo:color="#000000" style:font-name="Menlo-Regular" fo:font-size="10pt" fo:language="en" fo:country="US"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9" style:family="text">
      <style:text-properties fo:color="#000000" style:font-name="Liberation Serif1" style:font-name-asian="Menlo-Regular" style:font-name-complex="Menlo-Regular"/>
    </style:style>
    <style:style style:name="T10" style:family="text">
      <style:text-properties fo:font-size="8pt" fo:font-weight="bold" style:font-size-asian="8pt" style:font-weight-asian="bold" style:font-size-complex="8pt" style:font-weight-complex="bold"/>
    </style:style>
    <style:style style:name="T11" style:family="text">
      <style:text-properties fo:font-size="8pt" style:font-size-asian="8pt" style:font-size-complex="8pt"/>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weight="normal" style:font-weight-asian="normal" style:font-weight-complex="normal"/>
    </style:style>
    <style:style style:name="T19" style:family="text">
      <style:text-properties fo:language="en" fo:country="US" fo:font-style="normal" fo:font-weight="bold" style:font-style-asian="normal" style:font-weight-asian="bold" style:font-style-complex="normal" style:font-weight-complex="bold"/>
    </style:style>
    <style:style style:name="T20" style:family="text">
      <style:text-properties fo:language="en" fo:country="US" fo:font-style="normal" fo:font-weight="normal" style:font-style-asian="normal" style:font-weight-asian="normal" style:font-style-complex="normal" style:font-weight-complex="normal"/>
    </style:style>
    <style:style style:name="T21" style:family="text">
      <style:text-properties fo:language="en" fo:country="US" fo:font-style="normal" style:font-style-asian="normal" style:font-style-complex="normal"/>
    </style:style>
    <style:style style:name="T22" style:family="text">
      <style:text-properties fo:language="en" fo:country="US" fo:font-style="italic" fo:font-weight="normal" style:font-style-asian="italic" style:font-weight-asian="normal" style:font-style-complex="italic" style:font-weight-complex="normal"/>
    </style:style>
    <style:style style:name="T23" style:family="text">
      <style:text-properties fo:language="en" fo:country="US" fo:font-weight="normal" style:font-weight-asian="normal" style:font-weight-complex="normal"/>
    </style:style>
    <style:style style:name="T24" style:family="text">
      <style:text-properties fo:language="en" fo:country="US" fo:font-weight="bold" style:font-weight-asian="bold" style:font-weight-complex="bold"/>
    </style:style>
    <style:style style:name="T25" style:family="text">
      <style:text-properties fo:font-size="11pt" style:font-size-asian="11pt" style:font-size-complex="11pt"/>
    </style:style>
    <style:style style:name="T26"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27" style:family="text">
      <style:text-properties fo:color="#800000" style:text-underline-style="solid" style:text-underline-width="auto" style:text-underline-color="font-color" fo:font-weight="bold" style:font-weight-asian="bold" style:font-weight-complex="bold"/>
    </style:style>
    <style:style style:name="T28" style:family="text">
      <style:text-properties style:text-position="super 58%"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iscoSnp++</text:p>
      <text:p text:style-name="P21">Reference-free detection of SNPs and small indels</text:p>
      <text:p text:style-name="P22">v2.0.4</text:p>
      <text:p text:style-name="P23">User's guide – Febuary 2015</text:p>
      <text:p text:style-name="P2"/>
      <text:p text:style-name="P1"><text:span text:style-name="T10">contact: </text:span><text:span text:style-name="T11">pierre.peterlongo@inria.fr</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53">GNU AFFERO GENERAL PUBLIC LICENSE <text:tab/>1</text:p>
          <text:p text:style-name="P53">Publication<text:tab/>1</text:p>
          <text:p text:style-name="P53">discoSnp++ features at a glance<text:tab/>1</text:p>
          <text:p text:style-name="P53">Quick starting<text:tab/>1</text:p>
          <text:p text:style-name="P53">Download and install<text:tab/>2</text:p>
          <text:p text:style-name="P53">Running discoSnp++<text:tab/>2</text:p>
          <text:p text:style-name="P53">Output<text:tab/>3</text:p>
          <text:p text:style-name="P54">Extensions: differences between unitig and contigs <text:tab/>5</text:p>
          <text:p text:style-name="P53">Output Analyze<text:tab/>5</text:p>
          <text:p text:style-name="P53">Close SNPs and indels<text:tab/>5</text:p>
        </text:index-body>
      </text:table-of-content>
      <text:h text:style-name="P49" text:outline-level="2"/>
      <text:h text:style-name="P49" text:outline-level="2">GNU AFFERO GENERAL PUBLIC LICENSE </text:h>
      <text:p text:style-name="P3">Copyright INRIA</text:p>
      <text:p text:style-name="P10"/>
      <text:p text:style-name="P16">Read and accept the GNU AFFERO GENERAL PUBLIC LICENSE. See the LICENCE text file. </text:p>
      <text:p text:style-name="P15"/>
      <text:h text:style-name="P49" text:outline-level="2">Publication</text:h>
      <text:p text:style-name="P14">R. Uricaru, G. Rizk, V. Lacroix, E. Quillery, O. Plantard, R. Chikhi, C. Lemaitre, and P. Peterlongo, “Reference-free detection of isolated SNPs.,” Nucleic acids research, vol. 33, pp. 1–11, Dec. 2014.</text:p>
      <text:h text:style-name="P50" text:outline-level="2">discoSnp++ features at a glance</text:h>
      <text:p text:style-name="P13"><text:span text:style-name="T1">Software </text:span><text:span text:style-name="T2">discoSnp++</text:span><text:span text:style-name="T1"> is designed for extracting <text:s/>Single Nucleotide Polymorphism (SNP) and small indels from raw set(s) of reads obtained with Next Generation Sequencers (NGS). </text:span></text:p>
      <text:p text:style-name="P11">Note that this tool is specially designed to use only a limited amount of memory (3 billions reads of size 100 can be treated with less that 6GB memory).</text:p>
      <text:p text:style-name="P12"><text:span text:style-name="T3">The software is composed of two independent modules. The first module, </text:span><text:span text:style-name="T4">kissnp2</text:span><text:span text:style-name="T3">, detects SNPs and indels from read sets. The second module, </text:span><text:span text:style-name="T4">kissreads</text:span><text:span text:style-name="T3">, enhances the kissnp2 results by computing per read set <text:s/>and for each predicted polymorphism i/ its mean read coverage and ii/ the average (phred) quality of reads generating the polymorphism. </text:span></text:p>
      <text:h text:style-name="Heading_20_2" text:outline-level="2">Quick starting</text:h>
      <text:list xml:id="list4655096972242294756" text:style-name="L1">
        <text:list-item>
          <text:p text:style-name="P24">Download and uncompress the discoSnp++ </text:p>
        </text:list-item>
        <text:list-item>
          <text:p text:style-name="P24"><text:soft-page-break/>Compile programs: </text:p>
          <text:list>
            <text:list-item>
              <text:p text:style-name="P24">“./compile_discoSnp++.sh”</text:p>
            </text:list-item>
          </text:list>
        </text:list-item>
        <text:list-item>
          <text:p text:style-name="P24">Run the simple example:</text:p>
          <text:list>
            <text:list-item>
              <text:p text:style-name="P24">./run_discoSnp++.sh -r "data_sample/reads_sequence1.fasta.gz data_sample/reads_sequence2.fasta.gz"</text:p>
            </text:list-item>
          </text:list>
        </text:list-item>
      </text:list>
      <text:p text:style-name="P4"><text:span text:style-name="T18"><text:s text:c="3"/></text:span><text:span text:style-name="T14"><text:tab/></text:span></text:p>
      <text:p text:style-name="P6"/>
      <text:p text:style-name="P5"><text:span text:style-name="T18">This creates a fasta file called </text:span><text:span text:style-name="T14">discoRes_k_31_c_4_D_0_P_1_b_0_coherent.fa </text:span><text:span text:style-name="T18">containing</text:span><text:span text:style-name="T13"> </text:span><text:span text:style-name="T18">the found SNPs</text:span><text:span text:style-name="T13">.</text:span></text:p>
      <text:h text:style-name="P50" text:outline-level="2">Download and install</text:h>
      <text:p text:style-name="P5"><text:span text:style-name="T5">Download from discoSnp++ web page – </text:span><text:a xlink:type="simple" xlink:href="http://colibread.inria.fr/discosnp/">http://colibread.inria.fr/discosnp/</text:a><text:span text:style-name="T5"> . Please read and accept the license before downloading.</text:span></text:p>
      <text:list xml:id="list6455858968144269613" text:style-name="L2">
        <text:list-item>
          <text:p text:style-name="P26">Uncompress the downloaded package :<text:line-break/> <text:tab/># <text:span text:style-name="T12">tar -xvzf</text:span> DiscoSNP-[Version_number]-Source.tar.gz</text:p>
        </text:list-item>
        <text:list-item>
          <text:p text:style-name="P27">Get into the newly created <text:span text:style-name="T12">discoSnp</text:span> directory:<text:line-break/><text:tab/> # <text:span text:style-name="T12">cd DiscoSNP-[Version_number]-Source</text:span></text:p>
        </text:list-item>
        <text:list-item>
          <text:p text:style-name="P27">Compile all three tools (graph creation, kissnp2, kissreads)</text:p>
        </text:list-item>
      </text:list>
      <text:p text:style-name="P9"><text:tab/><text:tab/># <text:span text:style-name="T12">./compile_discoSnp++.sh</text:span></text:p>
      <text:p text:style-name="P7"/>
      <text:h text:style-name="P51" text:outline-level="2">Running discoSnp++</text:h>
      <text:list xml:id="list6322746074809419692" text:style-name="L3">
        <text:list-item>
          <text:p text:style-name="P29"><text:span text:style-name="T17">The main script </text:span><text:span text:style-name="T14">run_discoSnp++.sh</text:span><text:span text:style-name="T17"> automatically runs the two modules (SNP detection and read coverage and quality computations). You will provide the following information:</text:span></text:p>
          <text:list>
            <text:list-item>
              <text:p text:style-name="P28">-r (read_sets) “readref.fasta <text:s text:c="2"/>readsnp.fastq.gz”: localization of the read files. Note that these files may be in fastq, or fasta, gzipped or not. If there are more than one read file, then they must be surrounded by the " character and they are separated by space. <text:line-break/>This is the only mandatory parameter.</text:p>
            </text:list-item>
            <text:list-item>
              <text:p text:style-name="P28">-g: reuse a previously created graph (.h5 file) with same prefix and same k, c and C parameters. Using this option enables to reuse a graph created during a previous experiment with same prefix name same k, c and C values. Else, by default, if such a graph exists, it is overwritten. WARNING: use this option only if you are sure the read set(s) used are the same than those previously used for creating the graph.</text:p>
            </text:list-item>
            <text:list-item>
              <text:p text:style-name="P28">-b branching_strategy: <text:s/>branching filtering approach. This parameters influances the precision recall. </text:p>
              <text:list>
                <text:list-item>
                  <text:p text:style-name="P28">0: SNPs for wich any of the two paths is branching are discarted (high precision, lowers the recal in complex genomes). Default value</text:p>
                </text:list-item>
                <text:list-item>
                  <text:p text:style-name="P28">1: (smart branching) forbid SNPs for wich the two paths are branching (e.g. the two paths can be created either with a 'A' or a 'C' at the same position </text:p>
                </text:list-item>
                <text:list-item>
                  <text:p text:style-name="P25">2: No limitation on branching (lowers the precision, high recall)"</text:p>
                </text:list-item>
              </text:list>
            </text:list-item>
            <text:list-item>
              <text:p text:style-name="P30"><text:span text:style-name="T20">[beta] </text:span>-D value. If specified, discoSnp++ will search for deletions of size from 1 to D included. Default=0</text:p>
            </text:list-item>
            <text:list-item>
              <text:p text:style-name="P30"><text:span text:style-name="T20">[beta] </text:span>-P value. discoSnp++ will search up to P SNPs in a unique bubble. Default=1. </text:p>
            </text:list-item>
            <text:list-item>
              <text:p text:style-name="P28">-p prefix_name: <text:span text:style-name="T6">All out files will start with this prefix. Default="discoRes"</text:span></text:p>
            </text:list-item>
            <text:list-item>
              <text:p text:style-name="P28">-l: accept low complexity bubbles</text:p>
            </text:list-item>
            <text:list-item>
              <text:p text:style-name="P28">-k kmer_size: <text:s/>size of kmers (default: 31)</text:p>
            </text:list-item>
            <text:list-item>
              <text:p text:style-name="P28">-t: extends each polymorphism with left and right unitigs</text:p>
            </text:list-item>
            <text:list-item>
              <text:p text:style-name="P28">-T: extends each polymorphism with left and right contigs</text:p>
            </text:list-item>
            <text:list-item>
              <text:p text:style-name="P28">-c value. Minimal coverage per read set: Used by kissnp2 (don't use kmers with lower coverage) and kissreads (read coherency threshold). Default=4</text:p>
            </text:list-item>
            <text:list-item>
              <text:p text:style-name="P28"><text:soft-page-break/>[beta] -C value. Maximal coverage per read set: Used by kissnp2 (don't use kmers with higher coverage). Default=2^31-1</text:p>
            </text:list-item>
            <text:list-item>
              <text:p text:style-name="P28">-d error_threshold: max number of errors per read (used by kissreads only). <text:line-break/>Default 1</text:p>
            </text:list-item>
            <text:list-item>
              <text:p text:style-name="P28">-h: show help.</text:p>
            </text:list-item>
          </text:list>
        </text:list-item>
        <text:list-item>
          <text:p text:style-name="P29"><text:span text:style-name="T17">Additionally you may change some kissnp2 / kissreads options. In this case you may change the two corresponding lines in the </text:span><text:span text:style-name="T13">run_discoSnp++.sh </text:span><text:span text:style-name="T17">file. To know the possible options, run </text:span><text:span text:style-name="T13">.kissnp2</text:span><text:span text:style-name="T17"> and/or </text:span><text:span text:style-name="T13">kissreads</text:span><text:span text:style-name="T17"> without options. Note that usually, changing these options is not necessary. <text:line-break/></text:span></text:p>
        </text:list-item>
        <text:list-item>
          <text:p text:style-name="P29"><text:span text:style-name="T16">Sample example</text:span><text:span text:style-name="T17">:</text:span></text:p>
          <text:list>
            <text:list-item>
              <text:p text:style-name="P28">You can test discoSnp++ on a toy example containing 3 SNPs. In the discoSnp++ directory, type:</text:p>
            </text:list-item>
          </text:list>
        </text:list-item>
      </text:list>
      <text:p text:style-name="P8"><text:span text:style-name="T25">./run_discoSnp++.sh -r "data_sample/reads_sequence1.fasta data_sample/reads_sequence2.fasta.gz</text:span>" -T</text:p>
      <text:p text:style-name="P8"/>
      <text:p text:style-name="P9">(use -T in order to obtain the left and right contigs of each found polymorphism)</text:p>
      <text:h text:style-name="P51" text:outline-level="2">Output</text:h>
      <text:p text:style-name="P42"><text:span text:style-name="T21">(Results with close SNPs and indels are given at the end of this document)</text:span></text:p>
      <text:list xml:id="list5214960202341153911" text:style-name="L4">
        <text:list-item>
          <text:p text:style-name="P31"><text:span text:style-name="T19">Final results are in </text:span><text:span text:style-name="T8">discoRes_k_31_c_4_D_0_P_1_b_0_coherent.fa</text:span><text:span text:style-name="T19"> file. </text:span><text:span text:style-name="T20">This is a simple fasta file composed of a succession of pairs of sequences. Each pair corresponds to a SNP. Let's look at an example :</text:span></text:p>
        </text:list-item>
      </text:list>
      <text:p text:style-name="P18">&gt;&gt;SNP_higher_path_3|P_1:30_C/G|high|nb_pol_1|left_unitig_length_86|right_unitig_length_261|left_contig_length_168|right_contig_length_764|C1_124|C2_0|rank_1.00000</text:p>
      <text:p text:style-name="P18">cgtcggaattgctatagcccttgaacgctacatgcacgataccaagttatgtatggaccgggtcatcaataggttatagccttgtagttaacatgtagcccggccctattagtacagtagtgccttcatcggcattctgtttattaagttttttctacagcaaaacgatCAAGTGCACTTCCACAGAGCGCGGTAGAGA<text:span text:style-name="T27">G</text:span>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18">&gt;SNP_lower_path_3|P_1:30_C/G|high|nb_pol_1|left_unitig_length_86|right_unitig_length_261|left_contig_length_168|right_contig_length_764|C1_0|C2_134|rank_1.00000</text:p>
      <text:p text:style-name="P18"><text:span text:style-name="T9">cgtcggaattgctatagcccttgaacgctacatgcacgataccaagttatgtatggaccgggtcatcaataggttatagccttgtagttaacatgtagcccggccctattagtacagtagtgccttcatcggcattctgtttattaagttttttctacagcaaaacgatCAAGTGCACTTCCACAGAGCGCGGTAGAGA</text:span><text:span text:style-name="T26">C</text:span><text:span text:style-name="T9">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3825830620830654144" text:style-name="L5">
        <text:list-item>
          <text:p text:style-name="P32">In this example a SNP G/C is found (underlined here and indicated in the comment). The central sequence of length 2k-1 (here 2*31-1=61) is seen in upper case, while the two (left and right) extensions are seen in lower case. </text:p>
        </text:list-item>
        <text:list-item>
          <text:p text:style-name="P32">The comments are formatted as follow :</text:p>
        </text:list-item>
      </text:list>
      <text:p text:style-name="P19"><text:tab/>&gt;SNP_<text:span text:style-name="T12">higher/lower_</text:span>path_<text:span text:style-name="T12">id</text:span>|P_i:pos_Alt1/Alt2|<text:span text:style-name="T12">high/low|left_unitig_length_int|right_unitigtig_length_int|left_contig_length_int|right_contig_length_int</text:span>|C1_<text:span text:style-name="T12">int</text:span>|C2_<text:span text:style-name="T12">int</text:span>|<text:soft-page-break/>[Q1_<text:span text:style-name="T12">int</text:span>|Q2_<text:span text:style-name="T12">int</text:span>|]rank_<text:span text:style-name="T12">float</text:span></text:p>
      <text:list xml:id="list394056325586696601" text:style-name="L6">
        <text:list-header>
          <text:p text:style-name="P33"><text:span text:style-name="T15"/></text:p>
        </text:list-header>
        <text:list-item>
          <text:p text:style-name="P33"><text:span text:style-name="T12">higher/lower: </text:span><text:span text:style-name="T15">one of the two alleles </text:span></text:p>
        </text:list-item>
        <text:list-item>
          <text:p text:style-name="P33"><text:span text:style-name="T12">id: </text:span><text:span text:style-name="T15">id of the SNP: each SNP (couple of sequences) has a unique id, here 3.</text:span></text:p>
        </text:list-item>
        <text:list-item>
          <text:p text:style-name="P33"><text:span text:style-name="T16">[FOR SNPs] </text:span><text:span text:style-name="T12">P_i:pos_Alt1/Alt2: </text:span><text:span text:style-name="T15">Information about a i</text:span><text:span text:style-name="T28">th</text:span><text:span text:style-name="T15"> SNP (If more than a unique SNP is found, the following format is used: </text:span><text:span text:style-name="T12">P_1:pos_Alt1/Alt2,P_2:pos_Alt1/Alt2,...</text:span></text:p>
        </text:list-item>
        <text:list-item>
          <text:p text:style-name="P46"><text:span text:style-name="T12">pos</text:span><text:span text:style-name="T15">: position of the SNP with respect to the starting position of the bubble, i.e. the starting of the upper case sequence.</text:span></text:p>
        </text:list-item>
        <text:list-item>
          <text:p text:style-name="P46"><text:span text:style-name="T12">Alt1</text:span><text:span text:style-name="T15">: One of the two alleles</text:span></text:p>
        </text:list-item>
        <text:list-item>
          <text:p text:style-name="P46"><text:span text:style-name="T12">Alt2</text:span><text:span text:style-name="T15">: the other</text:span></text:p>
        </text:list-item>
      </text:list>
      <text:p text:style-name="P48"><text:span text:style-name="T15"/></text:p>
      <text:list xml:id="list274290030" text:continue-numbering="true" text:style-name="L6">
        <text:list-item>
          <text:p text:style-name="P35">[FOR INDELS] <text:span text:style-name="T13">P_1:pos_size_repeatSize</text:span></text:p>
          <text:list>
            <text:list-item>
              <text:p text:style-name="P35"><text:span text:style-name="T13">pos: </text:span><text:span text:style-name="T18">predicted position of the indel with respect to the starting position of the bubble, i.e. the starting of the upper case sequence.</text:span></text:p>
            </text:list-item>
            <text:list-item>
              <text:p text:style-name="P37"><text:span text:style-name="T18">size: </text:span><text:span text:style-name="T17">predicted size of the indel</text:span></text:p>
            </text:list-item>
            <text:list-item>
              <text:p text:style-name="P37"><text:span text:style-name="T18">repeatSize: </text:span><text:span text:style-name="T17">Size of the longest sequence both prefix of the indel and prefix of the sequence located just after the insertion. </text:span><text:span text:style-name="T15">Remark</text:span><text:span text:style-name="T17">. This information is useful as the real indel may be located <text:s/>in </text:span><text:span text:style-name="T18">[pos, pos+repeatSize]</text:span><text:span text:style-name="T17">.</text:span></text:p>
            </text:list-item>
          </text:list>
        </text:list-item>
        <text:list-item>
          <text:p text:style-name="P33"><text:span text:style-name="T12">high/low</text:span><text:span text:style-name="T15">: sequence complexity. If the sequece if of low complexity (</text:span><text:span text:style-name="T12">e.g. </text:span><text:span text:style-name="T15">ATATATATATATATAT) this variable would be </text:span><text:span text:style-name="T12">low</text:span></text:p>
        </text:list-item>
        <text:list-item>
          <text:p text:style-name="P36">nb_pol: <text:span text:style-name="T15">number of polymorphism. </text:span></text:p>
        </text:list-item>
        <text:list-item>
          <text:p text:style-name="P34">left_unitig_length: size of the full left extension. Here 86</text:p>
        </text:list-item>
        <text:list-item>
          <text:p text:style-name="P34">right_unitig_length: size of the right extension. Here 261</text:p>
        </text:list-item>
        <text:list-item>
          <text:p text:style-name="P34">left_contig_length: size of the full left extension. Here 169</text:p>
        </text:list-item>
        <text:list-item>
          <text:p text:style-name="P34">right_contig_length: size of the right extension. Here 764</text:p>
        </text:list-item>
        <text:list-item>
          <text:p text:style-name="P34">C1: number of reads mapping the central upper case sequence from the first read set</text:p>
        </text:list-item>
        <text:list-item>
          <text:p text:style-name="P34">C2: number of reads mapping the central upper case sequence from the second read set</text:p>
        </text:list-item>
        <text:list-item>
          <text:p text:style-name="P34">C3 [if input data were at least 3 read sets]: <text:s/>number of reads mapping the central upper case sequence from the third read set</text:p>
        </text:list-item>
        <text:list-item>
          <text:p text:style-name="P34">C4, C5, ...</text:p>
        </text:list-item>
        <text:list-item>
          <text:p text:style-name="P34">Q1 [if reads were given in fastq]: average phred quality of the central nucleotide (here A or T) from the mapped reads from the first read set.</text:p>
        </text:list-item>
        <text:list-item>
          <text:p text:style-name="P34">Q2 [if reads were given in fastq]: average phred quality of the central nucleotide (here A or T) from the mapped reads from the second read set.</text:p>
        </text:list-item>
        <text:list-item>
          <text:p text:style-name="P34">Q3 [if the data were at least 3 fastq read sets]: average phred quality of the central nucleotide (here A or T) from the mapped reads from the third read set.</text:p>
        </text:list-item>
        <text:list-item>
          <text:p text:style-name="P34">Q4, Q5, …</text:p>
        </text:list-item>
        <text:list-item>
          <text:p text:style-name="P34">rank: ranks the predictions according to their read coverage in each condition favoring SNPs that are discriminant between conditions (Phi coefficient) (see publication)</text:p>
        </text:list-item>
      </text:list>
      <text:h text:style-name="Heading_20_3" text:outline-level="3"><text:soft-page-break/>Extensions: differences between unitig and contigs </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P51" text:outline-level="2">Output Analyze</text:h>
      <text:list xml:id="list2489244722240883449" text:style-name="L7">
        <text:list-item>
          <text:p text:style-name="P38"><text:span text:style-name="T19">From a fasta format to a csv format: </text:span><text:span text:style-name="T20">If you wish to analyze the results in a tabulated format: </text:span></text:p>
          <text:list>
            <text:list-item>
              <text:p text:style-name="P39"># python output_analyses/discoSnp++_to_csv.py discoSnp++_output.fa </text:p>
            </text:list-item>
            <text:list-item>
              <text:p text:style-name="P40">will output a .csv tabulated file containing on each line the content of 4 lines of the .fa, replacing the '|' character by comma ',' and removing the CX_</text:p>
            </text:list-item>
          </text:list>
        </text:list-item>
        <text:list-item>
          <text:p text:style-name="P41"><text:span text:style-name="T24">Genotyping the results</text:span><text:span text:style-name="T23">: If you wish to genotype your results:</text:span></text:p>
          <text:list>
            <text:list-item>
              <text:p text:style-name="P38"><text:span text:style-name="T20">#</text:span><text:span text:style-name="T22">python output_analyses/discoSnp++_to_genotypes.py discoRes_..._coherent.fa threshold_value</text:span></text:p>
            </text:list-item>
            <text:list-item>
              <text:p text:style-name="P40">will output a file containing on each line the “genotypes” of a SNP. <text:s/>For each input data set it indicates if the SNP is:</text:p>
              <text:list>
                <text:list-item>
                  <text:p text:style-name="P41"><text:span text:style-name="T23">heterozygous ALT1 path (coverage ALT1 &gt;= threshold and ALT2 &lt; threshold): </text:span><text:span text:style-name="T24">1/0</text:span></text:p>
                </text:list-item>
                <text:list-item>
                  <text:p text:style-name="P41"><text:span text:style-name="T23">heterozygous ALT2 path (coverage ALT1 &lt; threshold and ALT2 &gt;= threshold): </text:span><text:span text:style-name="T24">0/1</text:span></text:p>
                </text:list-item>
                <text:list-item>
                  <text:p text:style-name="P41"><text:span text:style-name="T23">homozygous (coverage ALT1 &gt;= threshold and ALT2 &gt;= threshold):</text:span><text:span text:style-name="T24"> 1/1</text:span></text:p>
                </text:list-item>
                <text:list-item>
                  <text:p text:style-name="P41"><text:span text:style-name="T23">absent (coverage ALT1 &lt; threshold and ALT2 &lt; threshold):</text:span><text:span text:style-name="T24"> 0/0</text:span></text:p>
                </text:list-item>
              </text:list>
            </text:list-item>
            <text:list-item>
              <text:p text:style-name="P40">example with previously used SNP example and threshold 20:</text:p>
            </text:list-item>
          </text:list>
        </text:list-item>
      </text:list>
      <text:p text:style-name="P17"><text:span text:style-name="T7">python .output_analyses/discoSnp++_to_genotypes.py </text:span><text:span text:style-name="T6">discoRes_..._coherent.fa</text:span><text:span text:style-name="T7"> 20</text:span></text:p>
      <text:list xml:id="list2028668155" text:continue-numbering="true" text:style-name="L7">
        <text:list-item>
          <text:list>
            <text:list-header>
              <text:p text:style-name="P44">GENOTYPES_SNP_3_THRESHOLD_20 1/0 0/1</text:p>
              <text:p text:style-name="P44">GENOTYPES_SNP_2_THRESHOLD_20 1/0 0/1</text:p>
              <text:p text:style-name="P44">GENOTYPES_SNP_1_THRESHOLD_20 0/1 1/0</text:p>
            </text:list-header>
          </text:list>
        </text:list-item>
      </text:list>
      <text:h text:style-name="P52" text:outline-level="2">Close SNPs and indels</text:h>
      <text:p text:style-name="P47">Exemple of a multiple SNP :</text:p>
      <text:list xml:id="list763858073" text:continue-numbering="true" text:style-name="L7">
        <text:list-item>
          <text:list>
            <text:list-header>
              <text:p text:style-name="P43">&gt;SNP_higher_path_98|P_1:30_C/T,P_2:56_T/C|high|nb_pol_2|C1_0|C2_42|C3_28|rank_1.00000</text:p>
              <text:p text:style-name="P43">AGAAAAATTTATTCAAGGTTATTATGATGGCTATACAAAAGGCATTATTGATGAGATGGATAATTTTATACCCTTGATAAGCTTGCT</text:p>
              <text:p text:style-name="P43">&gt;SNP_lower_path_98|P_1:30_C/T,P_2:56_T/C|high|nb_pol_2|C1_42|C2_0|C3_0|rank_1.00000</text:p>
              <text:p text:style-name="P43">AGAAAAATTTATTCAAGGTTATTATGATGGTTATACAAAAGGCATTATTGATGAGACGGATAATTTTATACCCTTGATAAGCTTGCT</text:p>
            </text:list-header>
          </text:list>
        </text:list-item>
      </text:list>
      <text:p text:style-name="P47">Exemple of an indel:</text:p>
      <text:list xml:id="list1041431552" text:continue-numbering="true" text:style-name="L7">
        <text:list-item>
          <text:list>
            <text:list-header>
              <text:p text:style-name="P43">&gt;INDEL_higher_path_3740|P_1:30_8_3|high|nb_pol_1|C1_28|C2_0|C3_0|rank_1.00000</text:p>
              <text:p text:style-name="P43">AGGCGACCGAGAAAATGGAGAACGTGCGCATCGCTGTTTATTAATGCCCGTTCGGCG</text:p>
              <text:p text:style-name="P43">&gt;INDEL_lower_path_3740|P_1:30_8_3|high|nb_pol_1|C1_0|C2_42|C3_44|rank_1.00000</text:p>
              <text:p text:style-name="P43">AGGCGACCGAGAAAATGGAGAACGTGCGCAAGCGGGCATCGCTGTTTATTAATGCCCGTTCGGCG</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Peterlongo</meta:initial-creator>
    <meta:creation-date>2011-02-09T16:16:18</meta:creation-date>
    <dc:date>2015-02-24T09:59:08</dc:date>
    <meta:editing-duration>P3DT17H53M16S</meta:editing-duration>
    <meta:editing-cycles>254</meta:editing-cycles>
    <meta:generator>OpenOffice/4.0.1$Unix OpenOffice.org_project/401m5$Build-9714</meta:generator>
    <dc:creator>Pierre Peterlongo</dc:creator>
    <meta:document-statistic meta:table-count="0" meta:image-count="0" meta:object-count="0" meta:page-count="5" meta:paragraph-count="127" meta:word-count="1546" meta:character-count="12599"/>
  </office:meta>
</office:document-meta>
</file>